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paragraph-properties fo:margin-left="0in" fo:margin-right="0in" fo:text-indent="0.1701in" style:auto-text-indent="false"/>
    </style:style>
    <style:style style:name="P6" style:family="paragraph" style:parent-style-name="Standard">
      <style:paragraph-properties fo:orphans="0" fo:widows="0" fo:keep-with-next="always"/>
      <style:text-properties style:font-weight-complex="bold"/>
    </style:style>
    <style:style style:name="P7" style:family="paragraph" style:parent-style-name="Standard">
      <style:paragraph-properties fo:margin-left="0in" fo:margin-right="0in" fo:text-indent="0.1701in" style:auto-text-indent="false"/>
      <style:text-properties officeooo:paragraph-rsid="00195e26"/>
    </style:style>
    <style:style style:name="P8" style:family="paragraph" style:parent-style-name="Standard">
      <style:text-properties officeooo:paragraph-rsid="00195e26"/>
    </style:style>
    <style:style style:name="P9" style:family="paragraph" style:parent-style-name="Text_20_body_20_indent">
      <style:text-properties officeooo:paragraph-rsid="00195e26"/>
    </style:style>
    <style:style style:name="P10" style:family="paragraph" style:parent-style-name="Heading_20_2">
      <style:text-properties officeooo:paragraph-rsid="00195e26"/>
    </style:style>
    <style:style style:name="P11" style:family="paragraph" style:parent-style-name="Sangría_20_2_20_de_20_t._20_independiente">
      <style:text-properties fo:font-style="normal" officeooo:rsid="00160a31" officeooo:paragraph-rsid="00160a31" style:font-style-asian="normal" style:font-style-complex="italic"/>
    </style:style>
    <style:style style:name="P12" style:family="paragraph" style:parent-style-name="Author">
      <style:text-properties officeooo:rsid="00160a31" officeooo:paragraph-rsid="00160a31"/>
    </style:style>
    <style:style style:name="P13" style:family="paragraph" style:parent-style-name="Abstract_20_Title">
      <style:text-properties officeooo:rsid="00160a31" officeooo:paragraph-rsid="00160a31"/>
    </style:style>
    <style:style style:name="P14" style:family="paragraph" style:parent-style-name="Title" style:master-page-name="Standard">
      <style:paragraph-properties style:page-number="auto"/>
      <style:text-properties officeooo:rsid="00160a31" officeooo:paragraph-rsid="00160a31"/>
    </style:style>
    <style:style style:name="P15" style:family="paragraph" style:parent-style-name="Affiliation">
      <style:text-properties officeooo:rsid="00160a31" officeooo:paragraph-rsid="00160a31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95e26" style:font-weight-asian="bold"/>
    </style:style>
    <style:style style:name="T4" style:family="text">
      <style:text-properties style:font-style-complex="italic"/>
    </style:style>
    <style:style style:name="T5" style:family="text">
      <style:text-properties officeooo:rsid="00160a31"/>
    </style:style>
    <style:style style:name="T6" style:family="text">
      <style:text-properties officeooo:rsid="001625fd"/>
    </style:style>
    <style:style style:name="T7" style:family="text">
      <style:text-properties officeooo:rsid="001826f5"/>
    </style:style>
    <style:style style:name="T8" style:family="text">
      <style:text-properties officeooo:rsid="00195e26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l lenguaje de programación &lt;nombre del lenguaje&gt;: un análisis de diseño</text:p>
      <text:p text:style-name="P2"/>
      <text:p text:style-name="P2"/>
      <text:p text:style-name="P12">&lt;nombre estudiante&gt;</text:p>
      <text:p text:style-name="P15">Ingeniería en Computación, TEC Alajuela</text:p>
      <text:p text:style-name="P15">&lt;número de carné&gt;</text:p>
      <text:p text:style-name="P2"/>
      <text:p text:style-name="P1"/>
      <text:section text:style-name="Sect1" text:name="Sección1">
        <text:p text:style-name="P13">Resumen</text:p>
        <text:p text:style-name="P3"/>
        <text:p text:style-name="Abstract_20_Text"><text:span text:style-name="T5">En máximo tres párrafos indicar las siguientes ideas: ¿de qué se trata el artículo? y una brevísima y generalísima descripción del lenguaje (una o dos oraciones)</text:span>. </text:p>
        <text:p text:style-name="Standard"/>
        <text:h text:style-name="Heading_20_1" text:outline-level="1">1. <text:span text:style-name="T5">Introducción</text:span></text:h>
        <text:p text:style-name="Standard"/>
        <text:p text:style-name="P11">En este artículo se documenta un análisis del diseño del lenguaje de programación &lt;nombre del lenguaje&gt;. Se analiza el lenguaje desde tres perspectivas fundamentales: estrategias de asignación de identificadores y alcances, control de flujo y tipos de datos. Finalmente se categoriza el lenguaje dentro de un conjunto de paradigmas y <text:span text:style-name="T6">se recomienda una serie de escenarios de aplicación en los que el lenguaje brinda algún tipo de ventaja expresiva.</text:span></text:p>
        <text:p text:style-name="Standard"/>
        <text:h text:style-name="Heading_20_1" text:outline-level="1">2. <text:span text:style-name="T7">Identificadores y alcances</text:span></text:h>
        <text:p text:style-name="Standard"/>
        <text:p text:style-name="P7"><text:span text:style-name="T8">&lt;Aquí se enumeran las características de binding y alcances del lenguaje&gt;.</text:span></text:p>
        <text:p text:style-name="P7"/>
        <text:h text:style-name="P10" text:outline-level="2"><text:span text:style-name="T8">2</text:span>.1. <text:span text:style-name="T8">Este sería el formato de un encabezado de segundo nivel</text:span></text:h>
        <text:p text:style-name="P8"/>
        <text:p text:style-name="P7"><text:span text:style-name="T8">&lt;Texto&gt;</text:span>.</text:p>
        <text:p text:style-name="P8"/>
        <text:p text:style-name="P8"><text:span text:style-name="T2">8.1.1. </text:span><text:span text:style-name="T3">Encabezado de tercer nivel</text:span><text:span text:style-name="T2">.</text:span> <text:span text:style-name="T8">&lt;El texto iría aquí&gt;</text:span>.</text:p>
        <text:p text:style-name="P5"/>
        <text:h text:style-name="Heading_20_1" text:outline-level="1">3. <text:span text:style-name="T8">Control de flujo</text:span></text:h>
        <text:p text:style-name="P6"/>
        <text:p text:style-name="P9"><text:span text:style-name="T8">&lt;Aquí se enumeran las características de control de flujo del lenguaje&gt;.</text:span>.</text:p>
        <text:p text:style-name="Standard"/>
        <text:h text:style-name="Heading_20_1" text:outline-level="1">4. <text:span text:style-name="T8">Tipos de datos</text:span></text:h>
        <text:p text:style-name="Standard"/>
        <text:p text:style-name="P9"><text:span text:style-name="T8">&lt;Aquí se enumeran las características de tipos de datos del lenguaje&gt;.</text:span></text:p>
        <text:p text:style-name="Standard"/>
        <text:h text:style-name="Heading_20_1" text:outline-level="1">5. <text:span text:style-name="T8">Paradigmas</text:span></text:h>
        <text:p text:style-name="P4"/>
        <text:p text:style-name="P5"><text:span text:style-name="T8">&lt;Clasificar el lenguaje dentro de uno o más paradigmas de acuerdo con sus características de diseño del lenguaje&gt;</text:span>.</text:p>
        <text:p text:style-name="Standard"/>
        <text:h text:style-name="Heading_20_1" text:outline-level="1"><text:span text:style-name="T8">6</text:span>. <text:span text:style-name="T8">Aplicaciones</text:span></text:h>
        <text:p text:style-name="Standard"/>
        <text:p text:style-name="P7"><text:span text:style-name="T8">&lt;Establecer posibles escenarios de aplicación donde el lenguaje sería particularmente expresivo&gt;</text:span>.</text:p>
        <text:p text:style-name="Standard"/>
        <text:h text:style-name="Heading_20_1" text:outline-level="1"><text:span text:style-name="T8">7</text:span>. <text:span text:style-name="T8">Referencias</text:span></text:h>
        <text:p text:style-name="Standard"/>
        <text:p text:style-name="P5"><text:span text:style-name="T8">Es importante que liste las referencias que utilizó</text:span>. <text:span text:style-name="T8">Recuerde que cuando no se listan referencias el trabajo se puede clasificar como plagio.</text:span></text:p>
        <text:p text:style-name="Standard"/>
        <text:p text:style-name="References">[1] A.B. Smith, C.D. Jones, and E.F. Roberts, “Article Title”, <text:span text:style-name="T1">Journal</text:span>, Publisher, Location, Date, pp. 1-10.</text:p>
        <text:p text:style-name="References"/>
        <text:p text:style-name="References"/>
        <text:h text:style-name="Heading_20_1" text:outline-level="1"/>
      </text:section>
      <text:section text:style-name="Sect2" text:name="Sección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5-06-18T08:21:24.015817597</meta:creation-date>
    <meta:editing-cycles>7</meta:editing-cycles>
    <meta:editing-duration>PT1H3M13S</meta:editing-duration>
    <meta:generator>LibreOffice/4.4.2.2$Linux_X86_64 LibreOffice_project/40m0$Build-2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meta:initial-creator>Diego Munguia</meta:initial-creator>
    <dc:date>2015-06-18T09:24:30.245526985</dc:date>
    <dc:creator>Diego Munguia</dc:creator>
    <meta:document-statistic meta:table-count="0" meta:image-count="0" meta:object-count="0" meta:page-count="1" meta:paragraph-count="24" meta:word-count="258" meta:character-count="1688" meta:non-whitespace-character-count="1453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